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34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61"/>
    <style:style style:name="ce6" style:family="table-cell" style:parent-style-name="Default" style:data-style-name="N11"/>
    <style:style style:name="ce7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ull resul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1" office:value-type="float" office:value="-3.04038466525609" calcext:value-type="float">
            <text:p>-3.04E+000</text:p>
          </table:table-cell>
          <table:table-cell table:style-name="ce1" office:value-type="float" office:value="-0.31951643176622" calcext:value-type="float">
            <text:p>-3.20E-001</text:p>
          </table:table-cell>
          <table:table-cell table:style-name="ce1" office:value-type="float" office:value="-0.246663035781981" calcext:value-type="float">
            <text:p>-2.47E-001</text:p>
          </table:table-cell>
          <table:table-cell table:style-name="ce1" office:value-type="float" office:value="-0.13376407811748" calcext:value-type="float">
            <text:p>-1.34E-001</text:p>
          </table:table-cell>
          <table:table-cell table:style-name="ce1" office:value-type="float" office:value="-0.0884885529166409" calcext:value-type="float">
            <text:p>-8.85E-002</text:p>
          </table:table-cell>
          <table:table-cell table:style-name="ce1" office:value-type="float" office:value="-0.0595844572882009" calcext:value-type="float">
            <text:p>-5.96E-002</text:p>
          </table:table-cell>
          <table:table-cell table:style-name="ce1" office:value-type="float" office:value="-0.0411761112297792" calcext:value-type="float">
            <text:p>-4.12E-002</text:p>
          </table:table-cell>
          <table:table-cell table:style-name="ce1" office:value-type="float" office:value="-0.0282690504692315" calcext:value-type="float">
            <text:p>-2.83E-002</text:p>
          </table:table-cell>
          <table:table-cell table:style-name="ce1" office:value-type="float" office:value="-0.0184618152880146" calcext:value-type="float">
            <text:p>-1.85E-002</text:p>
          </table:table-cell>
          <table:table-cell table:style-name="ce1" office:value-type="float" office:value="-0.00997480644506131" calcext:value-type="float">
            <text:p>-9.97E-003</text:p>
          </table:table-cell>
          <table:table-cell table:style-name="ce1" office:value-type="float" office:value="-0.0015521628157053" calcext:value-type="float">
            <text:p>-1.55E-003</text:p>
          </table:table-cell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2" office:value-type="string" calcext:value-type="string">
            <text:p>-Inf</text:p>
          </table:table-cell>
          <table:table-cell table:style-name="ce1" office:value-type="float" office:value="-0.5" calcext:value-type="float">
            <text:p>-5.00E-001</text:p>
          </table:table-cell>
          <table:table-cell table:style-name="ce1" office:value-type="float" office:value="-0.25" calcext:value-type="float">
            <text:p>-2.50E-001</text:p>
          </table:table-cell>
          <table:table-cell table:style-name="ce1" office:value-type="float" office:value="-0.166666666666667" calcext:value-type="float">
            <text:p>-1.67E-001</text:p>
          </table:table-cell>
          <table:table-cell table:style-name="ce1" office:value-type="float" office:value="-0.125" calcext:value-type="float">
            <text:p>-1.25E-001</text:p>
          </table:table-cell>
          <table:table-cell table:style-name="ce1" office:value-type="float" office:value="-0.1" calcext:value-type="float">
            <text:p>-1.00E-001</text:p>
          </table:table-cell>
          <table:table-cell table:style-name="ce1" office:value-type="float" office:value="-0.0833333333333333" calcext:value-type="float">
            <text:p>-8.33E-002</text:p>
          </table:table-cell>
          <table:table-cell table:style-name="ce1" office:value-type="float" office:value="-0.0714285714285714" calcext:value-type="float">
            <text:p>-7.14E-002</text:p>
          </table:table-cell>
          <table:table-cell table:style-name="ce1" office:value-type="float" office:value="-0.0625" calcext:value-type="float">
            <text:p>-6.25E-002</text:p>
          </table:table-cell>
          <table:table-cell table:style-name="ce1" office:value-type="float" office:value="-0.0555555555555556" calcext:value-type="float">
            <text:p>-5.56E-002</text:p>
          </table:table-cell>
          <table:table-cell table:style-name="ce1" office:value-type="float" office:value="-0.05" calcext:value-type="float">
            <text:p>-5.00E-00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style-name="ce6" table:formula="of:=ABS(([.C6]-[.C7])/[.C7])" office:value-type="percentage" office:value="0.36096713646756" calcext:value-type="percentage">
            <text:p>36.10%</text:p>
          </table:table-cell>
          <table:table-cell table:style-name="ce6" table:formula="of:=ABS(([.D6]-[.D7])/[.D7])" office:value-type="percentage" office:value="0.013347856872076" calcext:value-type="percentage">
            <text:p>1.33%</text:p>
          </table:table-cell>
          <table:table-cell table:style-name="ce6" table:formula="of:=ABS(([.E6]-[.E7])/[.E7])" office:value-type="percentage" office:value="0.197415531295122" calcext:value-type="percentage">
            <text:p>19.74%</text:p>
          </table:table-cell>
          <table:table-cell table:style-name="ce6" table:formula="of:=ABS(([.F6]-[.F7])/[.F7])" office:value-type="percentage" office:value="0.292091576666873" calcext:value-type="percentage">
            <text:p>29.21%</text:p>
          </table:table-cell>
          <table:table-cell table:style-name="ce6" table:formula="of:=ABS(([.G6]-[.G7])/[.G7])" office:value-type="percentage" office:value="0.404155427117991" calcext:value-type="percentage">
            <text:p>40.42%</text:p>
          </table:table-cell>
          <table:table-cell table:style-name="ce6" table:formula="of:=ABS(([.H6]-[.H7])/[.H7])" office:value-type="percentage" office:value="0.505886665242649" calcext:value-type="percentage">
            <text:p>50.59%</text:p>
          </table:table-cell>
          <table:table-cell table:style-name="ce6" table:formula="of:=ABS(([.I6]-[.I7])/[.I7])" office:value-type="percentage" office:value="0.604233293430759" calcext:value-type="percentage">
            <text:p>60.42%</text:p>
          </table:table-cell>
          <table:table-cell table:style-name="ce6" table:formula="of:=ABS(([.J6]-[.J7])/[.J7])" office:value-type="percentage" office:value="0.704610955391766" calcext:value-type="percentage">
            <text:p>70.46%</text:p>
          </table:table-cell>
          <table:table-cell table:style-name="ce6" table:formula="of:=ABS(([.K6]-[.K7])/[.K7])" office:value-type="percentage" office:value="0.820453483988897" calcext:value-type="percentage">
            <text:p>82.05%</text:p>
          </table:table-cell>
          <table:table-cell table:style-name="ce6" table:formula="of:=ABS(([.L6]-[.L7])/[.L7])" office:value-type="percentage" office:value="0.968956743685894" calcext:value-type="percentage">
            <text:p>96.90%</text:p>
          </table:table-cell>
        </table:table-row>
        <table:table-row table:style-name="ro1">
          <table:table-cell table:number-columns-repeated="5"/>
          <table:table-cell table:style-name="ce1"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Tidy format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3" office:value-type="float" office:value="-3.04038466525609" calcext:value-type="float">
            <text:p>-3.04</text:p>
          </table:table-cell>
          <table:table-cell table:style-name="ce3" office:value-type="float" office:value="-0.31951643176622" calcext:value-type="float">
            <text:p>-0.32</text:p>
          </table:table-cell>
          <table:table-cell table:style-name="ce3" office:value-type="float" office:value="-0.246663035781981" calcext:value-type="float">
            <text:p>-0.25</text:p>
          </table:table-cell>
          <table:table-cell table:style-name="ce3" office:value-type="float" office:value="-0.13376407811748" calcext:value-type="float">
            <text:p>-0.13</text:p>
          </table:table-cell>
          <table:table-cell table:style-name="ce3" office:value-type="float" office:value="-0.0884885529166409" calcext:value-type="float">
            <text:p>-0.09</text:p>
          </table:table-cell>
          <table:table-cell table:style-name="ce3" office:value-type="float" office:value="-0.0595844572882009" calcext:value-type="float">
            <text:p>-0.06</text:p>
          </table:table-cell>
          <table:table-cell table:style-name="ce3" office:value-type="float" office:value="-0.0411761112297792" calcext:value-type="float">
            <text:p>-0.04</text:p>
          </table:table-cell>
          <table:table-cell table:style-name="ce3" office:value-type="float" office:value="-0.0282690504692315" calcext:value-type="float">
            <text:p>-0.03</text:p>
          </table:table-cell>
          <table:table-cell table:style-name="ce3" office:value-type="float" office:value="-0.0184618152880146" calcext:value-type="float">
            <text:p>-0.02</text:p>
          </table:table-cell>
          <table:table-cell table:style-name="ce3" office:value-type="float" office:value="-0.00997480644506131" calcext:value-type="float">
            <text:p>-0.01</text:p>
          </table:table-cell>
          <table:table-cell table:style-name="ce3" office:value-type="float" office:value="-0.0015521628157053" calcext:value-type="float">
            <text:p>0.00</text:p>
          </table:table-cell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4" office:value-type="string" calcext:value-type="string">
            <text:p>-Inf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-0.166666666666667" calcext:value-type="float">
            <text:p>-0.17</text:p>
          </table:table-cell>
          <table:table-cell table:style-name="ce3" office:value-type="float" office:value="-0.125" calcext:value-type="float">
            <text:p>-0.13</text:p>
          </table:table-cell>
          <table:table-cell table:style-name="ce3" office:value-type="float" office:value="-0.1" calcext:value-type="float">
            <text:p>-0.10</text:p>
          </table:table-cell>
          <table:table-cell table:style-name="ce3" office:value-type="float" office:value="-0.0833333333333333" calcext:value-type="float">
            <text:p>-0.08</text:p>
          </table:table-cell>
          <table:table-cell table:style-name="ce3" office:value-type="float" office:value="-0.0714285714285714" calcext:value-type="float">
            <text:p>-0.07</text:p>
          </table:table-cell>
          <table:table-cell table:style-name="ce3" office:value-type="float" office:value="-0.0625" calcext:value-type="float">
            <text:p>-0.06</text:p>
          </table:table-cell>
          <table:table-cell table:style-name="ce3" office:value-type="float" office:value="-0.0555555555555556" calcext:value-type="float">
            <text:p>-0.06</text:p>
          </table:table-cell>
          <table:table-cell table:style-name="ce3"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style-name="ce7" table:formula="of:=ABS(([.C21]-[.C22])/[.C22])" office:value-type="percentage" office:value="0.36096713646756" calcext:value-type="percentage">
            <text:p>36%</text:p>
          </table:table-cell>
          <table:table-cell table:style-name="ce7" table:formula="of:=ABS(([.D21]-[.D22])/[.D22])" office:value-type="percentage" office:value="0.013347856872076" calcext:value-type="percentage">
            <text:p>1%</text:p>
          </table:table-cell>
          <table:table-cell table:style-name="ce7" table:formula="of:=ABS(([.E21]-[.E22])/[.E22])" office:value-type="percentage" office:value="0.197415531295122" calcext:value-type="percentage">
            <text:p>20%</text:p>
          </table:table-cell>
          <table:table-cell table:style-name="ce7" table:formula="of:=ABS(([.F21]-[.F22])/[.F22])" office:value-type="percentage" office:value="0.292091576666873" calcext:value-type="percentage">
            <text:p>29%</text:p>
          </table:table-cell>
          <table:table-cell table:style-name="ce7" table:formula="of:=ABS(([.G21]-[.G22])/[.G22])" office:value-type="percentage" office:value="0.404155427117991" calcext:value-type="percentage">
            <text:p>40%</text:p>
          </table:table-cell>
          <table:table-cell table:style-name="ce7" table:formula="of:=ABS(([.H21]-[.H22])/[.H22])" office:value-type="percentage" office:value="0.505886665242649" calcext:value-type="percentage">
            <text:p>51%</text:p>
          </table:table-cell>
          <table:table-cell table:style-name="ce7" table:formula="of:=ABS(([.I21]-[.I22])/[.I22])" office:value-type="percentage" office:value="0.604233293430759" calcext:value-type="percentage">
            <text:p>60%</text:p>
          </table:table-cell>
          <table:table-cell table:style-name="ce7" table:formula="of:=ABS(([.J21]-[.J22])/[.J22])" office:value-type="percentage" office:value="0.704610955391766" calcext:value-type="percentage">
            <text:p>70%</text:p>
          </table:table-cell>
          <table:table-cell table:style-name="ce7" table:formula="of:=ABS(([.K21]-[.K22])/[.K22])" office:value-type="percentage" office:value="0.820453483988897" calcext:value-type="percentage">
            <text:p>82%</text:p>
          </table:table-cell>
          <table:table-cell table:style-name="ce7" table:formula="of:=ABS(([.L21]-[.L22])/[.L22])" office:value-type="percentage" office:value="0.968956743685894" calcext:value-type="percentage">
            <text:p>97%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/>
          <table:table-cell table:style-name="ce5" table:number-columns-repeated="5"/>
          <table:table-cell table:number-columns-repeated="6"/>
        </table:table-row>
        <table:table-row table:style-name="ro1">
          <table:table-cell/>
          <table:table-cell table:style-name="ce6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3:56:29.99265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2:58:21.025989984</meta:creation-date>
    <dc:date>2015-12-22T13:57:54.781641196</dc:date>
    <meta:editing-duration>PT47M45S</meta:editing-duration>
    <meta:editing-cycles>4</meta:editing-cycles>
    <meta:generator>LibreOffice/4.2.8.2$Linux_X86_64 LibreOffice_project/420m0$Build-2</meta:generator>
    <meta:document-statistic meta:table-count="1" meta:cell-count="96" meta:object-count="0"/>
  </office:meta>
</office:document-meta>
</file>